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atin Modern Roman"/>
    </style:style>
    <style:style style:name="P2" style:family="paragraph" style:parent-style-name="Standard">
      <style:text-properties style:font-name="Latin Modern Roman" officeooo:rsid="0022ef6b" officeooo:paragraph-rsid="002d0ff8" style:font-name-complex="Latin Modern Roman"/>
    </style:style>
    <style:style style:name="P3" style:family="paragraph" style:parent-style-name="Standard" style:master-page-name="">
      <style:paragraph-properties fo:margin-top="0cm" fo:margin-bottom="0.3cm" loext:contextual-spacing="false" style:page-number="auto"/>
      <style:text-properties style:font-name="Latin Modern Roman" officeooo:rsid="002212c5" officeooo:paragraph-rsid="002212c5"/>
    </style:style>
    <style:style style:name="P4" style:family="paragraph" style:parent-style-name="Quotations">
      <style:text-properties style:font-name="Samanata" style:font-name-complex="Samanata"/>
    </style:style>
    <style:style style:name="P5" style:family="paragraph" style:parent-style-name="Standard">
      <style:paragraph-properties fo:margin-top="0.3cm" fo:margin-bottom="0cm" loext:contextual-spacing="false"/>
      <style:text-properties style:font-name="Latin Modern Roman" officeooo:rsid="0022ef6b" officeooo:paragraph-rsid="0022ef6b" style:font-name-complex="Latin Modern Roman"/>
    </style:style>
    <style:style style:name="P6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8922c" style:font-name-complex="Latin Modern Roman" loext:shadow="none"/>
    </style:style>
    <style:style style:name="P7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o Light1" fo:font-size="10pt" officeooo:rsid="0023b5e6" officeooo:paragraph-rsid="0023b5e6" style:font-size-asian="10pt" style:font-name-complex="Latin Modern Roman" style:font-size-complex="10pt"/>
    </style:style>
    <style:style style:name="P8" style:family="paragraph" style:parent-style-name="Quotations">
      <style:paragraph-properties fo:margin-top="0cm" fo:margin-bottom="0.101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1pt" officeooo:paragraph-rsid="002a1e6e" style:font-size-asian="11pt" style:font-name-complex="Samanata" style:font-size-complex="11pt"/>
    </style:style>
    <style:style style:name="P9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2ee00e" style:font-name-complex="Latin Modern Roman"/>
    </style:style>
    <style:style style:name="P10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22ef6b" style:font-name-complex="Latin Modern Roman"/>
    </style:style>
    <style:style style:name="P11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2585b3" style:font-name-complex="Latin Modern Roman"/>
    </style:style>
    <style:style style:name="P12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b7f74" style:font-name-complex="Latin Modern Roman" loext:shadow="none"/>
    </style:style>
    <style:style style:name="P13" style:family="paragraph" style:parent-style-name="Standard" style:list-style-name="L2">
      <loext:graphic-properties draw:fill="none"/>
      <style:paragraph-properties fo:margin-top="0.3cm" fo:margin-bottom="0cm" loext:contextual-spacing="false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b7f74" style:font-name-complex="Latin Modern Roman" loext:shadow="none"/>
    </style:style>
    <style:style style:name="T1" style:family="text">
      <style:text-properties fo:color="#ce181e"/>
    </style:style>
    <style:style style:name="T2" style:family="text">
      <style:text-properties fo:color="#ce181e" style:font-name="Samanata" style:font-name-complex="Samanata"/>
    </style:style>
    <style:style style:name="T3" style:family="text">
      <style:text-properties fo:color="#ce181e" style:font-name="Samanata" officeooo:rsid="002585b3" style:font-name-complex="Samanata"/>
    </style:style>
    <style:style style:name="T4" style:family="text">
      <style:text-properties fo:color="#ce181e" fo:font-style="italic" style:font-style-asian="italic" style:font-style-complex="italic"/>
    </style:style>
    <style:style style:name="T5" style:family="text">
      <style:text-properties fo:color="#ce181e" fo:font-size="12pt" fo:font-style="italic" style:font-size-asian="12pt" style:font-style-asian="italic" style:font-size-complex="12pt" style:font-style-complex="italic"/>
    </style:style>
    <style:style style:name="T6" style:family="text">
      <style:text-properties fo:color="#ce181e" officeooo:rsid="002ccf9d"/>
    </style:style>
    <style:style style:name="T7" style:family="text">
      <style:text-properties style:font-name="Latin Modern Roman" officeooo:rsid="002585b3" style:font-name-complex="Latin Modern Roman"/>
    </style:style>
    <style:style style:name="T8" style:family="text">
      <style:text-properties style:font-name="Latin Modern Roman" officeooo:rsid="002585b3" style:font-name-complex="Samanata"/>
    </style:style>
    <style:style style:name="T9" style:family="text">
      <style:text-properties officeooo:rsid="002585b3"/>
    </style:style>
    <style:style style:name="T10" style:family="text">
      <style:text-properties style:use-window-font-color="true" style:font-name="Latin Modern Roman" officeooo:rsid="002585b3" style:font-name-complex="Latin Modern Roman"/>
    </style:style>
    <style:style style:name="T11" style:family="text">
      <style:text-properties style:use-window-font-color="true" style:font-name="Samanata" style:font-name-complex="Samanata"/>
    </style:style>
    <style:style style:name="T12" style:family="text">
      <style:text-properties style:use-window-font-color="true" style:font-name="Samanata" officeooo:rsid="002585b3" style:font-name-complex="Samanata"/>
    </style:style>
    <style:style style:name="T13" style:family="text">
      <style:text-properties style:use-window-font-color="true" officeooo:rsid="002585b3"/>
    </style:style>
    <style:style style:name="T14" style:family="text">
      <style:text-properties style:use-window-font-color="true" fo:font-style="italic" style:font-style-asian="italic" style:font-style-complex="italic"/>
    </style:style>
    <style:style style:name="T15" style:family="text">
      <style:text-properties style:use-window-font-color="true" officeooo:rsid="002ccf9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8pt" fo:font-style="normal" style:font-size-asian="8pt" style:font-style-asian="normal" style:font-size-complex="8pt" style:font-style-complex="normal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style:style style:name="T19" style:family="text">
      <style:text-properties fo:font-size="9pt" fo:font-style="normal" style:font-size-asian="9pt" style:font-style-asian="normal" style:font-size-complex="9pt" style:font-style-complex="normal"/>
    </style:style>
    <style:style style:name="T20" style:family="text">
      <style:text-properties officeooo:rsid="002a1e6e"/>
    </style:style>
    <style:style style:name="T21" style:family="text">
      <style:text-properties officeooo:rsid="002b7f74"/>
    </style:style>
    <style:style style:name="T22" style:family="text">
      <style:text-properties officeooo:rsid="002ccf9d"/>
    </style:style>
    <style:style style:name="T23" style:family="text">
      <style:text-properties officeooo:rsid="002fcbf2"/>
    </style:style>
    <style:style style:name="T24" style:family="text">
      <style:text-properties officeooo:rsid="002585b3" style:font-name-complex="Samanat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<text:span text:style-name="T20">3</text:span> – Sutka <text:span text:style-name="T20">5:40</text:span></text:p>
      <text:p text:style-name="P8">आ याह्य अद्रिभिः सुतं सोमं सोमपते पिब | वर्षन्न इन्द्र वर्षभिर वर्त्रहन्तम || १ ||</text:p>
      <text:p text:style-name="P8">वर्षा गरावा वर्षा मदो वर्षा सोमो अयं सुतः | वर्षन्न इन्द्र वर्षभिर वर्त्रहन्तम || २ ||</text:p>
      <text:p text:style-name="P8">वर्षा तवा वर्षणं हुवे वज्रिञ चित्राभिर ऊतिभिः | वर्षन्न इन्द्र वर्षभिर वर्त्रहन्तम || ३ ||</text:p>
      <text:p text:style-name="P8">रजीषी वज्री वर्षभस तुराषाट छुष्मी राजा वर्त्रहा सोमपावा | युक्त्वा हरिभ्याम उप यासद अर्वाङ माध्यंदिने सवने मत्सद इन्द्रः || ४ ||</text:p>
      <text:p text:style-name="P8">यत तवा सूर्य सवर्भानुस तमसाविध्यद आसुरः | अक्षेत्रविद यथा मुग्धो भुवनान्य अदीधयुः || ५ ||</text:p>
      <text:p text:style-name="P8">सवर्भानोर अध यद इन्द्र माया अवो दिवो वर्तमाना अवाहन | गूळ्हं सूर्यं तमसापव्रतेन तुरीयेण बरह्मणाविन्दद अत्रिः || ६ ||</text:p>
      <text:p text:style-name="P8">मा माम इमं तव सन्तम अत्र इरस्या दरुग्धो भियसा नि गारीत | तवम मित्रो असि <text:span text:style-name="T1">सत्य</text:span>राधास तौ मेहावतं वरुणश च राजा || ७ ||</text:p>
      <text:p text:style-name="P3">Padapatha for sloka <text:span text:style-name="T20">7</text:span>:</text:p>
      <text:p text:style-name="P4">मा | माम् | इमम् | तव | सन्तम् | अत्रे | इरस्या | द्रुग्धः | भियसा | नि | गारीत् | त्वम् | मित्रः | असि | <text:span text:style-name="T1">सत्य</text:span>-राधाः | तौ | मा | इह | अवतम् | वरुणः | च | राजा <text:s/></text:p>
      <text:p text:style-name="P2">Interpretation: <text:span text:style-name="T2">सत्य</text:span><text:span text:style-name="T11">-राध</text:span> is <text:span text:style-name="T9">a compound word made up of </text:span><text:span text:style-name="T3">सत्य</text:span><text:span text:style-name="T10"> and </text:span><text:span text:style-name="T12">राध</text:span><text:span text:style-name="T7"> (“</text:span><text:span text:style-name="T20">wealth, bounty</text:span><text:span text:style-name="T7">”). The whole word is an attribute of </text:span><text:span text:style-name="T24">अत्रि</text:span> → “<text:span text:style-name="T21">Atri [whose] wealth </text:span><text:span text:style-name="T15">[pl.]</text:span><text:span text:style-name="T21"> [is]</text:span> <text:span text:style-name="T1">satya</text:span>”</text:p>
      <text:p text:style-name="P5">Compatibility with the ideas of :</text:p>
      <text:list xml:id="list1300603642" text:style-name="L1">
        <text:list-item>
          <text:p text:style-name="P9">Truth / real / <text:span text:style-name="T23">truthfulness</text:span> : <text:tab/><text:span text:style-name="T9">No</text:span></text:p>
        </text:list-item>
        <text:list-item>
          <text:p text:style-name="P10">Trust / Trustworthiness : <text:tab/><text:span text:style-name="T9">No</text:span></text:p>
        </text:list-item>
        <text:list-item>
          <text:p text:style-name="P11">Weight / importance / Significance : <text:tab/>Yes → “<text:span text:style-name="T22">Atri</text:span><text:span text:style-name="T13"> [whose] </text:span><text:span text:style-name="T15">wealth [pl.]</text:span><text:span text:style-name="T13"> </text:span><text:span text:style-name="T6">is significant</text:span>”</text:p>
        </text:list-item>
      </text:list>
      <text:p text:style-name="P6">Translations:</text:p>
      <text:list xml:id="list4236352661" text:style-name="L2">
        <text:list-item>
          <text:p text:style-name="P12"><text:span text:style-name="T18">Let not the oppressor with this dread, through anger swallow me up, for I am thine, O Atri. Mitra art thou, the sender of </text:span><text:span text:style-name="T5">true</text:span><text:span text:style-name="T18"> blessings: thou and King Varuṇa be both my helpers.</text:span><text:span text:style-name="T19"> Ralph T. H. Griffith, [1896]</text:span></text:p>
        </text:list-item>
        <text:list-item>
          <text:p text:style-name="P13"><text:span text:style-name="T14">[The Sun:] “O Atri, let him not, deceived by jealousy and fear, swallow me, who am one of yours. You are an ally whose bounty is </text:span><text:span text:style-name="T4">real</text:span><text:span text:style-name="T14">; do you and King Varuṇa help me here.”</text:span><text:span text:style-name="T16"> </text:span><text:span text:style-name="T17">S. W. Jamison / J. P. Brereton [2014]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/>
      <style:text-properties style:font-name="Lato Light" fo:font-family="'Lato Light'" style:font-style-name="Bold" style:font-pitch="variable" fo:font-size="1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27:27.068349999</meta:creation-date>
    <meta:generator>LibreOffice/6.0.6.2$Linux_X86_64 LibreOffice_project/00m0$Build-2</meta:generator>
    <dc:date>2018-12-07T18:47:16.080593759</dc:date>
    <meta:editing-duration>PT28M</meta:editing-duration>
    <meta:editing-cycles>9</meta:editing-cycles>
    <meta:document-statistic meta:table-count="0" meta:image-count="0" meta:object-count="0" meta:page-count="1" meta:paragraph-count="18" meta:word-count="325" meta:character-count="1375" meta:non-whitespace-character-count="1067"/>
  </office:meta>
</office:document-meta>
</file>